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34in"/>
    </style:style>
    <style:style style:name="co3" style:family="table-column">
      <style:table-column-properties fo:break-before="auto" style:column-width="1.107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rge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ming analysis Merge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-1.23334">
            <text:p>-1.2333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0.0413788">
            <text:p>4.14E-00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-0.000000000681822">
            <text:p>-6.82E-0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-0.0000000007">
            <text:p>-7E-010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log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0000000">
            <text:p>100000000</text:p>
          </table:table-cell>
          <table:table-cell office:value-type="float" office:value="3">
            <text:p>3</text:p>
          </table:table-cell>
          <table:table-cell table:formula="of:=[.$I$3] + [.$I$4] * [.D9] + [.$I$5] * [.E9]" office:value-type="float" office:value="2.8363578">
            <text:p>2.8363578</text:p>
          </table:table-cell>
          <table:table-cell table:formula="of:=[.G9]-[.F9]" office:value-type="float" office:value="-0.1636422">
            <text:p>-0.1636422</text:p>
          </table:table-cell>
          <table:table-cell table:formula="of:=[.$I$6] * (8*[.D9])" office:value-type="float" office:value="-0.00000056">
            <text:p>-0.00000056</text:p>
          </table:table-cell>
          <table:table-cell table:formula="of:=[.I9] - [.G9] *-1" office:value-type="float" office:value="2.83635724">
            <text:p>2.836357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00000000">
            <text:p>400000000</text:p>
          </table:table-cell>
          <table:table-cell office:value-type="float" office:value="7">
            <text:p>7</text:p>
          </table:table-cell>
          <table:table-cell table:formula="of:=[.$I$3] + [.$I$4] * [.D10] + [.$I$5] * [.E10]" office:value-type="float" office:value="6.7696912">
            <text:p>6.7696912</text:p>
          </table:table-cell>
          <table:table-cell table:formula="of:=[.G10]-[.F10]" office:value-type="float" office:value="-0.2303088">
            <text:p>-0.2303088</text:p>
          </table:table-cell>
          <table:table-cell table:formula="of:=[.$I$6] * (8*[.D10])" office:value-type="float" office:value="-0.00000112">
            <text:p>-0.00000112</text:p>
          </table:table-cell>
          <table:table-cell table:formula="of:=[.I10] - [.G10] *-1" office:value-type="float" office:value="6.76969008">
            <text:p>6.76969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900000000">
            <text:p>900000000</text:p>
          </table:table-cell>
          <table:table-cell office:value-type="float" office:value="10">
            <text:p>10</text:p>
          </table:table-cell>
          <table:table-cell table:formula="of:=[.$I$3] + [.$I$4] * [.D11] + [.$I$5] * [.E11]" office:value-type="float" office:value="10.5666602">
            <text:p>10.5666602</text:p>
          </table:table-cell>
          <table:table-cell table:formula="of:=[.G11]-[.F11]" office:value-type="float" office:value="0.566660200000001">
            <text:p>0.5666602</text:p>
          </table:table-cell>
          <table:table-cell table:formula="of:=[.$I$6] * (8*[.D11])" office:value-type="float" office:value="-0.00000168">
            <text:p>-0.00000168</text:p>
          </table:table-cell>
          <table:table-cell table:formula="of:=[.I11] - [.G11] *-1" office:value-type="float" office:value="10.56665852">
            <text:p>10.566658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600000000">
            <text:p>1600000000</text:p>
          </table:table-cell>
          <table:table-cell office:value-type="float" office:value="14">
            <text:p>14</text:p>
          </table:table-cell>
          <table:table-cell table:formula="of:=[.$I$3] + [.$I$4] * [.D12] + [.$I$5] * [.E12]" office:value-type="float" office:value="14.2272648">
            <text:p>14.2272648</text:p>
          </table:table-cell>
          <table:table-cell table:formula="of:=[.G12]-[.F12]" office:value-type="float" office:value="0.2272648">
            <text:p>0.2272648</text:p>
          </table:table-cell>
          <table:table-cell table:formula="of:=[.$I$6] * (8*[.D12])" office:value-type="float" office:value="-0.00000224">
            <text:p>-0.00000224</text:p>
          </table:table-cell>
          <table:table-cell table:formula="of:=[.I12] - [.G12] *-1" office:value-type="float" office:value="14.22726256">
            <text:p>14.2272625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500000000">
            <text:p>2500000000</text:p>
          </table:table-cell>
          <table:table-cell office:value-type="float" office:value="18">
            <text:p>18</text:p>
          </table:table-cell>
          <table:table-cell table:formula="of:=[.$I$3] + [.$I$4] * [.D13] + [.$I$5] * [.E13]" office:value-type="float" office:value="17.751505">
            <text:p>17.751505</text:p>
          </table:table-cell>
          <table:table-cell table:formula="of:=[.G13]-[.F13]" office:value-type="float" office:value="-0.248494999999998">
            <text:p>-0.248495</text:p>
          </table:table-cell>
          <table:table-cell table:formula="of:=[.$I$6] * (8*[.D13])" office:value-type="float" office:value="-0.0000028">
            <text:p>-0.0000028</text:p>
          </table:table-cell>
          <table:table-cell table:formula="of:=[.I13] - [.G13] *-1" office:value-type="float" office:value="17.7515022">
            <text:p>17.75150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600000000">
            <text:p>3600000000</text:p>
          </table:table-cell>
          <table:table-cell office:value-type="float" office:value="21">
            <text:p>21</text:p>
          </table:table-cell>
          <table:table-cell table:formula="of:=[.$I$3] + [.$I$4] * [.D14] + [.$I$5] * [.E14]" office:value-type="float" office:value="21.1393808">
            <text:p>21.1393808</text:p>
          </table:table-cell>
          <table:table-cell table:formula="of:=[.G14]-[.F14]" office:value-type="float" office:value="0.139380800000005">
            <text:p>0.1393808</text:p>
          </table:table-cell>
          <table:table-cell table:formula="of:=[.$I$6] * (8*[.D14])" office:value-type="float" office:value="-0.00000336">
            <text:p>-0.00000336</text:p>
          </table:table-cell>
          <table:table-cell table:formula="of:=[.I14] - [.G14] *-1" office:value-type="float" office:value="21.13937744">
            <text:p>21.1393774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4900000000">
            <text:p>4900000000</text:p>
          </table:table-cell>
          <table:table-cell office:value-type="float" office:value="25">
            <text:p>25</text:p>
          </table:table-cell>
          <table:table-cell table:formula="of:=[.$I$3] + [.$I$4] * [.D15] + [.$I$5] * [.E15]" office:value-type="float" office:value="24.3908922">
            <text:p>24.3908922</text:p>
          </table:table-cell>
          <table:table-cell table:formula="of:=[.G15]-[.F15]" office:value-type="float" office:value="-0.6091078">
            <text:p>-0.6091078</text:p>
          </table:table-cell>
          <table:table-cell table:formula="of:=[.$I$6] * (8*[.D15])" office:value-type="float" office:value="-0.00000392">
            <text:p>-0.00000392</text:p>
          </table:table-cell>
          <table:table-cell table:formula="of:=[.I15] - [.G15] *-1" office:value-type="float" office:value="24.39088828">
            <text:p>24.390888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6400000000">
            <text:p>6400000000</text:p>
          </table:table-cell>
          <table:table-cell office:value-type="float" office:value="27">
            <text:p>27</text:p>
          </table:table-cell>
          <table:table-cell table:formula="of:=[.$I$3] + [.$I$4] * [.D16] + [.$I$5] * [.E16]" office:value-type="float" office:value="27.5060392">
            <text:p>27.5060392</text:p>
          </table:table-cell>
          <table:table-cell table:formula="of:=[.G16]-[.F16]" office:value-type="float" office:value="0.506039200000004">
            <text:p>0.5060392</text:p>
          </table:table-cell>
          <table:table-cell table:formula="of:=[.$I$6] * (8*[.D16])" office:value-type="float" office:value="-0.00000448">
            <text:p>-0.00000448</text:p>
          </table:table-cell>
          <table:table-cell table:formula="of:=[.I16] - [.G16] *-1" office:value-type="float" office:value="27.50603472">
            <text:p>27.5060347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8100000000">
            <text:p>8100000000</text:p>
          </table:table-cell>
          <table:table-cell office:value-type="float" office:value="31">
            <text:p>31</text:p>
          </table:table-cell>
          <table:table-cell table:formula="of:=[.$I$3] + [.$I$4] * [.D17] + [.$I$5] * [.E17]" office:value-type="float" office:value="30.4848218">
            <text:p>30.4848218</text:p>
          </table:table-cell>
          <table:table-cell table:formula="of:=[.G17]-[.F17]" office:value-type="float" office:value="-0.515178199999994">
            <text:p>-0.5151782</text:p>
          </table:table-cell>
          <table:table-cell table:formula="of:=[.$I$6] * (8*[.D17])" office:value-type="float" office:value="-0.00000504">
            <text:p>-0.00000504</text:p>
          </table:table-cell>
          <table:table-cell table:formula="of:=[.I17] - [.G17] *-1" office:value-type="float" office:value="30.48481676">
            <text:p>30.484816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000">
            <text:p>10000000000</text:p>
          </table:table-cell>
          <table:table-cell office:value-type="float" office:value="33">
            <text:p>33</text:p>
          </table:table-cell>
          <table:table-cell table:formula="of:=[.$I$3] + [.$I$4] * [.D18] + [.$I$5] * [.E18]" office:value-type="float" office:value="33.32724">
            <text:p>33.32724</text:p>
          </table:table-cell>
          <table:table-cell table:formula="of:=[.G18]-[.F18]" office:value-type="float" office:value="0.327240000000003">
            <text:p>0.32724</text:p>
          </table:table-cell>
          <table:table-cell table:formula="of:=[.$I$6] * (8*[.D18])" office:value-type="float" office:value="-0.0000056">
            <text:p>-0.0000056</text:p>
          </table:table-cell>
          <table:table-cell table:formula="of:=[.I18] - [.G18] *-1" office:value-type="float" office:value="33.3272344">
            <text:p>33.3272344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>
            <draw:frame table:end-cell-address="Merge.I41" table:end-x="0.5378in" table:end-y="0.0453in" draw:z-index="0" draw:style-name="gr1" draw:text-style-name="P1" svg:width="6.2988in" svg:height="3.5429in" svg:x="0.4622in" svg:y="0.0898in">
              <draw:object draw:notify-on-update-of-ranges="Merge.D9:Merge.D18 Merge.F8:Merge.F8 Merge.F9:Merge.F18 Merge.D9:Merge.D18 Merge.G8:Merge.G8 Merge.G9:Merge.G18 Merge.D9:Merge.D18 Merge.I8:Merge.I8 Merge.I9:Merge.I18 Merge.D9:Merge.D18 Merge.J8:Merge.J8 Merge.J9:Merge.J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" table:style-name="ta1" table:print="false"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rational analysis for Merge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0.0833332">
            <text:p>0.083333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0.000704546">
            <text:p>7.05E-00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000000189394">
            <text:p>1.89E-0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0.0000000002">
            <text:p>2E-0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8*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9] * [.D9]"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formula="of:=[.$I$3] + [.$I$4] * [.D9] + [.$I$5] * [.E9]" office:value-type="float" office:value="0.15378969394">
            <text:p>0.1537896939</text:p>
          </table:table-cell>
          <table:table-cell table:formula="of:=[.G9]-[.F9]" office:value-type="float" office:value="0.15378969394">
            <text:p>0.1537896939</text:p>
          </table:table-cell>
          <table:table-cell table:formula="of:=[.$I$6] * ([.D9]*LOG([.D9];2))" office:value-type="float" office:value="0.000000132877123795495">
            <text:p>1.32877123795495E-007</text:p>
          </table:table-cell>
          <table:table-cell table:formula="of:=[.I9] - [.G9] *-1" office:value-type="float" office:value="0.153789826817124">
            <text:p>0.15378982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10] * [.D10]" office:value-type="float" office:value="40000">
            <text:p>40000</text:p>
          </table:table-cell>
          <table:table-cell office:value-type="float" office:value="0">
            <text:p>0</text:p>
          </table:table-cell>
          <table:table-cell table:formula="of:=[.$I$3] + [.$I$4] * [.D10] + [.$I$5] * [.E10]" office:value-type="float" office:value="0.22424997576">
            <text:p>0.2242499758</text:p>
          </table:table-cell>
          <table:table-cell table:formula="of:=[.G10]-[.F10]" office:value-type="float" office:value="0.22424997576">
            <text:p>0.2242499758</text:p>
          </table:table-cell>
          <table:table-cell table:formula="of:=[.$I$6] * ([.D10]*LOG([.D10];2))" office:value-type="float" office:value="0.000000305754247590989">
            <text:p>3.05754247590989E-007</text:p>
          </table:table-cell>
          <table:table-cell table:formula="of:=[.I10] - [.G10] *-1" office:value-type="float" office:value="0.224250281514248">
            <text:p>0.22425028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D11] * [.D11]" office:value-type="float" office:value="90000">
            <text:p>90000</text:p>
          </table:table-cell>
          <table:table-cell office:value-type="float" office:value="1">
            <text:p>1</text:p>
          </table:table-cell>
          <table:table-cell table:formula="of:=[.$I$3] + [.$I$4] * [.D11] + [.$I$5] * [.E11]" office:value-type="float" office:value="0.29471404546">
            <text:p>0.2947140455</text:p>
          </table:table-cell>
          <table:table-cell table:formula="of:=[.G11]-[.F11]" office:value-type="float" office:value="-0.70528595454">
            <text:p>-0.7052859545</text:p>
          </table:table-cell>
          <table:table-cell table:formula="of:=[.$I$6] * ([.D11]*LOG([.D11];2))" office:value-type="float" office:value="0.000000493729121429753">
            <text:p>4.93729121429753E-007</text:p>
          </table:table-cell>
          <table:table-cell table:formula="of:=[.I11] - [.G11] *-1" office:value-type="float" office:value="0.294714539189121">
            <text:p>0.29471453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D12] * [.D12]" office:value-type="float" office:value="160000">
            <text:p>160000</text:p>
          </table:table-cell>
          <table:table-cell office:value-type="float" office:value="1">
            <text:p>1</text:p>
          </table:table-cell>
          <table:table-cell table:formula="of:=[.$I$3] + [.$I$4] * [.D12] + [.$I$5] * [.E12]" office:value-type="float" office:value="0.36518190304">
            <text:p>0.365181903</text:p>
          </table:table-cell>
          <table:table-cell table:formula="of:=[.G12]-[.F12]" office:value-type="float" office:value="-0.63481809696">
            <text:p>-0.634818097</text:p>
          </table:table-cell>
          <table:table-cell table:formula="of:=[.$I$6] * ([.D12]*LOG([.D12];2))" office:value-type="float" office:value="0.000000691508495181978">
            <text:p>6.91508495181978E-007</text:p>
          </table:table-cell>
          <table:table-cell table:formula="of:=[.I12] - [.G12] *-1" office:value-type="float" office:value="0.365182594548495">
            <text:p>0.36518259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D13] * [.D13]" office:value-type="float" office:value="250000">
            <text:p>250000</text:p>
          </table:table-cell>
          <table:table-cell office:value-type="float" office:value="1">
            <text:p>1</text:p>
          </table:table-cell>
          <table:table-cell table:formula="of:=[.$I$3] + [.$I$4] * [.D13] + [.$I$5] * [.E13]" office:value-type="float" office:value="0.4356535485">
            <text:p>0.4356535485</text:p>
          </table:table-cell>
          <table:table-cell table:formula="of:=[.G13]-[.F13]" office:value-type="float" office:value="-0.5643464515">
            <text:p>-0.5643464515</text:p>
          </table:table-cell>
          <table:table-cell table:formula="of:=[.$I$6] * ([.D13]*LOG([.D13];2))" office:value-type="float" office:value="0.000000896578428466209">
            <text:p>8.96578428466209E-007</text:p>
          </table:table-cell>
          <table:table-cell table:formula="of:=[.I13] - [.G13] *-1" office:value-type="float" office:value="0.435654445078428">
            <text:p>0.43565444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D14] * [.D14]" office:value-type="float" office:value="360000">
            <text:p>360000</text:p>
          </table:table-cell>
          <table:table-cell office:value-type="float" office:value="1">
            <text:p>1</text:p>
          </table:table-cell>
          <table:table-cell table:formula="of:=[.$I$3] + [.$I$4] * [.D14] + [.$I$5] * [.E14]" office:value-type="float" office:value="0.50612898184">
            <text:p>0.5061289818</text:p>
          </table:table-cell>
          <table:table-cell table:formula="of:=[.G14]-[.F14]" office:value-type="float" office:value="-0.49387101816">
            <text:p>-0.4938710182</text:p>
          </table:table-cell>
          <table:table-cell table:formula="of:=[.$I$6] * ([.D14]*LOG([.D14];2))" office:value-type="float" office:value="0.00000110745824285951">
            <text:p>1.10745824285951E-006</text:p>
          </table:table-cell>
          <table:table-cell table:formula="of:=[.I14] - [.G14] *-1" office:value-type="float" office:value="0.506130089298243">
            <text:p>0.506130089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D15] * [.D15]" office:value-type="float" office:value="490000">
            <text:p>490000</text:p>
          </table:table-cell>
          <table:table-cell office:value-type="float" office:value="1">
            <text:p>1</text:p>
          </table:table-cell>
          <table:table-cell table:formula="of:=[.$I$3] + [.$I$4] * [.D15] + [.$I$5] * [.E15]" office:value-type="float" office:value="0.57660820306">
            <text:p>0.5766082031</text:p>
          </table:table-cell>
          <table:table-cell table:formula="of:=[.G15]-[.F15]" office:value-type="float" office:value="-0.42339179694">
            <text:p>-0.4233917969</text:p>
          </table:table-cell>
          <table:table-cell table:formula="of:=[.$I$6] * ([.D15]*LOG([.D15];2))" office:value-type="float" office:value="0.00000132316955565653">
            <text:p>1.32316955565653E-006</text:p>
          </table:table-cell>
          <table:table-cell table:formula="of:=[.I15] - [.G15] *-1" office:value-type="float" office:value="0.576609526229556">
            <text:p>0.57660952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D16] * [.D16]" office:value-type="float" office:value="640000">
            <text:p>640000</text:p>
          </table:table-cell>
          <table:table-cell office:value-type="float" office:value="2">
            <text:p>2</text:p>
          </table:table-cell>
          <table:table-cell table:formula="of:=[.$I$3] + [.$I$4] * [.D16] + [.$I$5] * [.E16]" office:value-type="float" office:value="0.64709121216">
            <text:p>0.6470912122</text:p>
          </table:table-cell>
          <table:table-cell table:formula="of:=[.G16]-[.F16]" office:value-type="float" office:value="-1.35290878784">
            <text:p>-1.3529087878</text:p>
          </table:table-cell>
          <table:table-cell table:formula="of:=[.$I$6] * ([.D16]*LOG([.D16];2))" office:value-type="float" office:value="0.00000154301699036396">
            <text:p>0.000001543</text:p>
          </table:table-cell>
          <table:table-cell table:formula="of:=[.I16] - [.G16] *-1" office:value-type="float" office:value="0.647092755176991">
            <text:p>0.64709275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formula="of:=[.D17] * [.D17]" office:value-type="float" office:value="810000">
            <text:p>810000</text:p>
          </table:table-cell>
          <table:table-cell office:value-type="float" office:value="2">
            <text:p>2</text:p>
          </table:table-cell>
          <table:table-cell table:formula="of:=[.$I$3] + [.$I$4] * [.D17] + [.$I$5] * [.E17]" office:value-type="float" office:value="0.71757800914">
            <text:p>0.7175780091</text:p>
          </table:table-cell>
          <table:table-cell table:formula="of:=[.G17]-[.F17]" office:value-type="float" office:value="-1.28242199086">
            <text:p>-1.2824219909</text:p>
          </table:table-cell>
          <table:table-cell table:formula="of:=[.$I$6] * ([.D17]*LOG([.D17];2))" office:value-type="float" office:value="0.00000176648061441907">
            <text:p>1.76648061441907E-006</text:p>
          </table:table-cell>
          <table:table-cell table:formula="of:=[.I17] - [.G17] *-1" office:value-type="float" office:value="0.717579775620614">
            <text:p>0.717579775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[.D18] * [.D18]" office:value-type="float" office:value="1000000">
            <text:p>1000000</text:p>
          </table:table-cell>
          <table:table-cell office:value-type="float" office:value="3">
            <text:p>3</text:p>
          </table:table-cell>
          <table:table-cell table:formula="of:=[.$I$3] + [.$I$4] * [.D18] + [.$I$5] * [.E18]" office:value-type="float" office:value="0.788068594">
            <text:p>0.788068594</text:p>
          </table:table-cell>
          <table:table-cell table:formula="of:=[.G18]-[.F18]" office:value-type="float" office:value="-2.211931406">
            <text:p>-2.211931406</text:p>
          </table:table-cell>
          <table:table-cell table:formula="of:=[.$I$6] * ([.D18]*LOG([.D18];2))" office:value-type="float" office:value="0.00000199315685693242">
            <text:p>1.99315685693242E-006</text:p>
          </table:table-cell>
          <table:table-cell table:formula="of:=[.I18] - [.G18] *-1" office:value-type="float" office:value="0.788070587156857">
            <text:p>0.788070587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elect.I38" table:end-x="0.5516in" table:end-y="0.087in" draw:z-index="0" draw:style-name="gr1" draw:text-style-name="P1" svg:width="6.2988in" svg:height="3.5429in" svg:x="0.476in" svg:y="0.1315in">
              <draw:object draw:notify-on-update-of-ranges="Select.D9:Select.D18 Select.F8:Select.F8 Select.F9:Select.F18 Select.D9:Select.D18 Select.G8:Select.G8 Select.G9:Select.G18 Select.D9:Select.D18 Select.I8:Select.I8 Select.I9:Select.I18 Select.D9:Select.D18 Select.J8:Select.J8 Select.J9:Select.J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rge operatioal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ming analysis Merge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-46.3178">
            <text:p>-46.317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46">
            <text:p>4.60E+00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-0.00000000012663">
            <text:p>-1.27E-0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-0.0000000002">
            <text:p>-2E-010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log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D9]*[.D9]" office:value-type="float" office:value="100000000">
            <text:p>100000000</text:p>
          </table:table-cell>
          <table:table-cell office:value-type="float" office:value="459954">
            <text:p>459954</text:p>
          </table:table-cell>
          <table:table-cell table:formula="of:=[.$I$3] + [.$I$4] * [.D9] + [.$I$5] * [.E9]" office:value-type="float" office:value="459953.669537">
            <text:p>459953.669537</text:p>
          </table:table-cell>
          <table:table-cell table:formula="of:=[.G9]-[.F9]" office:value-type="float" office:value="-0.330462999991141">
            <text:p>-0.330463</text:p>
          </table:table-cell>
          <table:table-cell table:formula="of:=[.$I$6] * (8*[.D9])" office:value-type="float" office:value="-0.000016">
            <text:p>-0.000016</text:p>
          </table:table-cell>
          <table:table-cell table:formula="of:=[.I9] - [.G9] *-1" office:value-type="float" office:value="459953.669521">
            <text:p>459953.66952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table:formula="of:=[.D10]*[.D10]" office:value-type="float" office:value="400000000">
            <text:p>400000000</text:p>
          </table:table-cell>
          <table:table-cell office:value-type="float" office:value="919954">
            <text:p>919954</text:p>
          </table:table-cell>
          <table:table-cell table:formula="of:=[.$I$3] + [.$I$4] * [.D10] + [.$I$5] * [.E10]" office:value-type="float" office:value="919953.631548">
            <text:p>919953.631548</text:p>
          </table:table-cell>
          <table:table-cell table:formula="of:=[.G10]-[.F10]" office:value-type="float" office:value="-0.368451999966055">
            <text:p>-0.368452</text:p>
          </table:table-cell>
          <table:table-cell table:formula="of:=[.$I$6] * (8*[.D10])" office:value-type="float" office:value="-0.000032">
            <text:p>-0.000032</text:p>
          </table:table-cell>
          <table:table-cell table:formula="of:=[.I10] - [.G10] *-1" office:value-type="float" office:value="919953.631516">
            <text:p>919953.6315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table:formula="of:=[.D11]*[.D11]" office:value-type="float" office:value="900000000">
            <text:p>900000000</text:p>
          </table:table-cell>
          <table:table-cell office:value-type="float" office:value="1379954">
            <text:p>1379954</text:p>
          </table:table-cell>
          <table:table-cell table:formula="of:=[.$I$3] + [.$I$4] * [.D11] + [.$I$5] * [.E11]" office:value-type="float" office:value="1379953.568233">
            <text:p>1379953.568233</text:p>
          </table:table-cell>
          <table:table-cell table:formula="of:=[.G11]-[.F11]" office:value-type="float" office:value="-0.431767000118271">
            <text:p>-0.4317670001</text:p>
          </table:table-cell>
          <table:table-cell table:formula="of:=[.$I$6] * (8*[.D11])" office:value-type="float" office:value="-0.000048">
            <text:p>-0.000048</text:p>
          </table:table-cell>
          <table:table-cell table:formula="of:=[.I11] - [.G11] *-1" office:value-type="float" office:value="1379953.568185">
            <text:p>1379953.5681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formula="of:=[.D12]*[.D12]" office:value-type="float" office:value="1600000000">
            <text:p>1600000000</text:p>
          </table:table-cell>
          <table:table-cell office:value-type="float" office:value="1839954">
            <text:p>1839954</text:p>
          </table:table-cell>
          <table:table-cell table:formula="of:=[.$I$3] + [.$I$4] * [.D12] + [.$I$5] * [.E12]" office:value-type="float" office:value="1839953.479592">
            <text:p>1839953.479592</text:p>
          </table:table-cell>
          <table:table-cell table:formula="of:=[.G12]-[.F12]" office:value-type="float" office:value="-0.520408000098541">
            <text:p>-0.5204080001</text:p>
          </table:table-cell>
          <table:table-cell table:formula="of:=[.$I$6] * (8*[.D12])" office:value-type="float" office:value="-0.000064">
            <text:p>-0.000064</text:p>
          </table:table-cell>
          <table:table-cell table:formula="of:=[.I12] - [.G12] *-1" office:value-type="float" office:value="1839953.479528">
            <text:p>1839953.4795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D13]*[.D13]" office:value-type="float" office:value="2500000000">
            <text:p>2500000000</text:p>
          </table:table-cell>
          <table:table-cell office:value-type="float" office:value="2299954">
            <text:p>2299954</text:p>
          </table:table-cell>
          <table:table-cell table:formula="of:=[.$I$3] + [.$I$4] * [.D13] + [.$I$5] * [.E13]" office:value-type="float" office:value="2299953.365625">
            <text:p>2299953.365625</text:p>
          </table:table-cell>
          <table:table-cell table:formula="of:=[.G13]-[.F13]" office:value-type="float" office:value="-0.634374999906868">
            <text:p>-0.6343749999</text:p>
          </table:table-cell>
          <table:table-cell table:formula="of:=[.$I$6] * (8*[.D13])" office:value-type="float" office:value="-0.00008">
            <text:p>-0.00008</text:p>
          </table:table-cell>
          <table:table-cell table:formula="of:=[.I13] - [.G13] *-1" office:value-type="float" office:value="2299953.365545">
            <text:p>2299953.3655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table:formula="of:=[.D14]*[.D14]" office:value-type="float" office:value="3600000000">
            <text:p>3600000000</text:p>
          </table:table-cell>
          <table:table-cell office:value-type="float" office:value="2759954">
            <text:p>2759954</text:p>
          </table:table-cell>
          <table:table-cell table:formula="of:=[.$I$3] + [.$I$4] * [.D14] + [.$I$5] * [.E14]" office:value-type="float" office:value="2759953.226332">
            <text:p>2759953.226332</text:p>
          </table:table-cell>
          <table:table-cell table:formula="of:=[.G14]-[.F14]" office:value-type="float" office:value="-0.773668000008911">
            <text:p>-0.773668</text:p>
          </table:table-cell>
          <table:table-cell table:formula="of:=[.$I$6] * (8*[.D14])" office:value-type="float" office:value="-0.000096">
            <text:p>-0.000096</text:p>
          </table:table-cell>
          <table:table-cell table:formula="of:=[.I14] - [.G14] *-1" office:value-type="float" office:value="2759953.226236">
            <text:p>2759953.2262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table:formula="of:=[.D15]*[.D15]" office:value-type="float" office:value="4900000000">
            <text:p>4900000000</text:p>
          </table:table-cell>
          <table:table-cell office:value-type="float" office:value="3219954">
            <text:p>3219954</text:p>
          </table:table-cell>
          <table:table-cell table:formula="of:=[.$I$3] + [.$I$4] * [.D15] + [.$I$5] * [.E15]" office:value-type="float" office:value="3219953.061713">
            <text:p>3219953.061713</text:p>
          </table:table-cell>
          <table:table-cell table:formula="of:=[.G15]-[.F15]" office:value-type="float" office:value="-0.938286999706179">
            <text:p>-0.9382869997</text:p>
          </table:table-cell>
          <table:table-cell table:formula="of:=[.$I$6] * (8*[.D15])" office:value-type="float" office:value="-0.000112">
            <text:p>-0.000112</text:p>
          </table:table-cell>
          <table:table-cell table:formula="of:=[.I15] - [.G15] *-1" office:value-type="float" office:value="3219953.061601">
            <text:p>3219953.0616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formula="of:=[.D16]*[.D16]" office:value-type="float" office:value="6400000000">
            <text:p>6400000000</text:p>
          </table:table-cell>
          <table:table-cell office:value-type="float" office:value="3679954">
            <text:p>3679954</text:p>
          </table:table-cell>
          <table:table-cell table:formula="of:=[.$I$3] + [.$I$4] * [.D16] + [.$I$5] * [.E16]" office:value-type="float" office:value="3679952.871768">
            <text:p>3679952.871768</text:p>
          </table:table-cell>
          <table:table-cell table:formula="of:=[.G16]-[.F16]" office:value-type="float" office:value="-1.12823199992999">
            <text:p>-1.1282319999</text:p>
          </table:table-cell>
          <table:table-cell table:formula="of:=[.$I$6] * (8*[.D16])" office:value-type="float" office:value="-0.000128">
            <text:p>-0.000128</text:p>
          </table:table-cell>
          <table:table-cell table:formula="of:=[.I16] - [.G16] *-1" office:value-type="float" office:value="3679952.87164">
            <text:p>3679952.871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table:formula="of:=[.D17]*[.D17]" office:value-type="float" office:value="8100000000">
            <text:p>8100000000</text:p>
          </table:table-cell>
          <table:table-cell office:value-type="float" office:value="4139954">
            <text:p>4139954</text:p>
          </table:table-cell>
          <table:table-cell table:formula="of:=[.$I$3] + [.$I$4] * [.D17] + [.$I$5] * [.E17]" office:value-type="float" office:value="4139952.656497">
            <text:p>4139952.656497</text:p>
          </table:table-cell>
          <table:table-cell table:formula="of:=[.G17]-[.F17]" office:value-type="float" office:value="-1.34350299974903">
            <text:p>-1.3435029997</text:p>
          </table:table-cell>
          <table:table-cell table:formula="of:=[.$I$6] * (8*[.D17])" office:value-type="float" office:value="-0.000144">
            <text:p>-0.000144</text:p>
          </table:table-cell>
          <table:table-cell table:formula="of:=[.I17] - [.G17] *-1" office:value-type="float" office:value="4139952.656353">
            <text:p>4139952.6563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1000*100" office:value-type="float" office:value="100000">
            <text:p>100000</text:p>
          </table:table-cell>
          <table:table-cell table:formula="of:=[.D18]*[.D18]" office:value-type="float" office:value="10000000000">
            <text:p>10000000000</text:p>
          </table:table-cell>
          <table:table-cell office:value-type="float" office:value="4599954">
            <text:p>4599954</text:p>
          </table:table-cell>
          <table:table-cell table:formula="of:=[.$I$3] + [.$I$4] * [.D18] + [.$I$5] * [.E18]" office:value-type="float" office:value="4599952.4159">
            <text:p>4599952.4159</text:p>
          </table:table-cell>
          <table:table-cell table:formula="of:=[.G18]-[.F18]" office:value-type="float" office:value="-1.58410000056028">
            <text:p>-1.5841000006</text:p>
          </table:table-cell>
          <table:table-cell table:formula="of:=[.$I$6] * (8*[.D18])" office:value-type="float" office:value="-0.00016">
            <text:p>-0.00016</text:p>
          </table:table-cell>
          <table:table-cell table:formula="of:=[.I18] - [.G18] *-1" office:value-type="float" office:value="4599952.41574">
            <text:p>4599952.41574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>
            <draw:frame table:end-cell-address="'Merge operatioal'.I41" table:end-x="0.5378in" table:end-y="0.0453in" draw:z-index="0" draw:style-name="gr1" draw:text-style-name="P1" svg:width="6.2988in" svg:height="3.5429in" svg:x="0.4622in" svg:y="0.0898in">
              <draw:object draw:notify-on-update-of-ranges="'Merge operatioal'.D9:'Merge operatioal'.D18 'Merge operatioal'.F8:'Merge operatioal'.F8 'Merge operatioal'.F9:'Merge operatioal'.F18 'Merge operatioal'.D9:'Merge operatioal'.D18 'Merge operatioal'.G8:'Merge operatioal'.G8 'Merge operatioal'.G9:'Merge operatioal'.G18 'Merge operatioal'.D9:'Merge operatioal'.D18 'Merge operatioal'.I8:'Merge operatioal'.I8 'Merge operatioal'.I9:'Merge operatioal'.I18 'Merge operatioal'.D9:'Merge operatioal'.D18 'Merge operatioal'.J8:'Merge operatioal'.J8 'Merge operatioal'.J9:'Merge operatioal'.J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 operational" table:style-name="ta1" table:print="false"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rational analysis for Merge sort</text:p>
          </table:table-cell>
          <table:table-cell table:number-columns-repeated="3"/>
          <table:table-cell office:value-type="string">
            <text:p>C0</text:p>
          </table:table-cell>
          <table:table-cell office:value-type="float" office:value="-5081.93">
            <text:p>-5081.9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33.0686">
            <text:p>3.31E+00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-0.0000113676">
            <text:p>-1.14E-00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-0.00002">
            <text:p>-0.0000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8*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D9] * [.D9]" office:value-type="float" office:value="100000000">
            <text:p>100000000</text:p>
          </table:table-cell>
          <table:table-cell office:value-type="float" office:value="319920">
            <text:p>319920</text:p>
          </table:table-cell>
          <table:table-cell table:formula="of:=[.$I$3] + [.$I$4] * [.D9] + [.$I$5] * [.E9]" office:value-type="float" office:value="324467.31">
            <text:p>324467.31</text:p>
          </table:table-cell>
          <table:table-cell table:formula="of:=[.G9]-[.F9]" office:value-type="float" office:value="4547.31000000006">
            <text:p>4547.3100000001</text:p>
          </table:table-cell>
          <table:table-cell table:formula="of:=[.$I$6] * ([.D9]*LOG([.D9];2))" office:value-type="float" office:value="-2.65754247590989">
            <text:p>-2.6575424759</text:p>
          </table:table-cell>
          <table:table-cell table:formula="of:=[.I9] - [.G9] *-1" office:value-type="float" office:value="324464.652457524">
            <text:p>324464.6524575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table:formula="of:=[.D10] * [.D10]" office:value-type="float" office:value="400000000">
            <text:p>400000000</text:p>
          </table:table-cell>
          <table:table-cell office:value-type="float" office:value="639920">
            <text:p>639920</text:p>
          </table:table-cell>
          <table:table-cell table:formula="of:=[.$I$3] + [.$I$4] * [.D10] + [.$I$5] * [.E10]" office:value-type="float" office:value="651743.03">
            <text:p>651743.03</text:p>
          </table:table-cell>
          <table:table-cell table:formula="of:=[.G10]-[.F10]" office:value-type="float" office:value="11823.03">
            <text:p>11823.03</text:p>
          </table:table-cell>
          <table:table-cell table:formula="of:=[.$I$6] * ([.D10]*LOG([.D10];2))" office:value-type="float" office:value="-5.71508495181978">
            <text:p>-5.7150849518</text:p>
          </table:table-cell>
          <table:table-cell table:formula="of:=[.I10] - [.G10] *-1" office:value-type="float" office:value="651737.314915048">
            <text:p>651737.3149150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table:formula="of:=[.D11] * [.D11]" office:value-type="float" office:value="900000000">
            <text:p>900000000</text:p>
          </table:table-cell>
          <table:table-cell office:value-type="float" office:value="959920">
            <text:p>959920</text:p>
          </table:table-cell>
          <table:table-cell table:formula="of:=[.$I$3] + [.$I$4] * [.D11] + [.$I$5] * [.E11]" office:value-type="float" office:value="976745.23">
            <text:p>976745.23</text:p>
          </table:table-cell>
          <table:table-cell table:formula="of:=[.G11]-[.F11]" office:value-type="float" office:value="16825.2300000001">
            <text:p>16825.2300000001</text:p>
          </table:table-cell>
          <table:table-cell table:formula="of:=[.$I$6] * ([.D11]*LOG([.D11];2))" office:value-type="float" office:value="-8.92360492816236">
            <text:p>-8.9236049282</text:p>
          </table:table-cell>
          <table:table-cell table:formula="of:=[.I11] - [.G11] *-1" office:value-type="float" office:value="976736.306395072">
            <text:p>976736.30639507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formula="of:=[.D12] * [.D12]" office:value-type="float" office:value="1600000000">
            <text:p>1600000000</text:p>
          </table:table-cell>
          <table:table-cell office:value-type="float" office:value="1379954">
            <text:p>1379954</text:p>
          </table:table-cell>
          <table:table-cell table:formula="of:=[.$I$3] + [.$I$4] * [.D12] + [.$I$5] * [.E12]" office:value-type="float" office:value="1299473.91">
            <text:p>1299473.91</text:p>
          </table:table-cell>
          <table:table-cell table:formula="of:=[.G12]-[.F12]" office:value-type="float" office:value="-80480.0899999996">
            <text:p>-80480.0899999996</text:p>
          </table:table-cell>
          <table:table-cell table:formula="of:=[.$I$6] * ([.D12]*LOG([.D12];2))" office:value-type="float" office:value="-12.2301699036396">
            <text:p>-12.2301699036</text:p>
          </table:table-cell>
          <table:table-cell table:formula="of:=[.I12] - [.G12] *-1" office:value-type="float" office:value="1299461.6798301">
            <text:p>1299461.67983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D13] * [.D13]" office:value-type="float" office:value="2500000000">
            <text:p>2500000000</text:p>
          </table:table-cell>
          <table:table-cell office:value-type="float" office:value="1599920">
            <text:p>1599920</text:p>
          </table:table-cell>
          <table:table-cell table:formula="of:=[.$I$3] + [.$I$4] * [.D13] + [.$I$5] * [.E13]" office:value-type="float" office:value="1619929.07">
            <text:p>1619929.07</text:p>
          </table:table-cell>
          <table:table-cell table:formula="of:=[.G13]-[.F13]" office:value-type="float" office:value="20009.0700000003">
            <text:p>20009.0700000003</text:p>
          </table:table-cell>
          <table:table-cell table:formula="of:=[.$I$6] * ([.D13]*LOG([.D13];2))" office:value-type="float" office:value="-15.6096404744368">
            <text:p>-15.6096404744</text:p>
          </table:table-cell>
          <table:table-cell table:formula="of:=[.I13] - [.G13] *-1" office:value-type="float" office:value="1619913.46035953">
            <text:p>1619913.460359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table:formula="of:=[.D14] * [.D14]" office:value-type="float" office:value="3600000000">
            <text:p>3600000000</text:p>
          </table:table-cell>
          <table:table-cell office:value-type="float" office:value="1919920">
            <text:p>1919920</text:p>
          </table:table-cell>
          <table:table-cell table:formula="of:=[.$I$3] + [.$I$4] * [.D14] + [.$I$5] * [.E14]" office:value-type="float" office:value="1938110.71">
            <text:p>1938110.71</text:p>
          </table:table-cell>
          <table:table-cell table:formula="of:=[.G14]-[.F14]" office:value-type="float" office:value="18190.7100000002">
            <text:p>18190.7100000002</text:p>
          </table:table-cell>
          <table:table-cell table:formula="of:=[.$I$6] * ([.D14]*LOG([.D14];2))" office:value-type="float" office:value="-19.0472098563247">
            <text:p>-19.0472098563</text:p>
          </table:table-cell>
          <table:table-cell table:formula="of:=[.I14] - [.G14] *-1" office:value-type="float" office:value="1938091.66279014">
            <text:p>1938091.662790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table:formula="of:=[.D15] * [.D15]" office:value-type="float" office:value="4900000000">
            <text:p>4900000000</text:p>
          </table:table-cell>
          <table:table-cell office:value-type="float" office:value="2239920">
            <text:p>2239920</text:p>
          </table:table-cell>
          <table:table-cell table:formula="of:=[.$I$3] + [.$I$4] * [.D15] + [.$I$5] * [.E15]" office:value-type="float" office:value="2254018.83">
            <text:p>2254018.83</text:p>
          </table:table-cell>
          <table:table-cell table:formula="of:=[.G15]-[.F15]" office:value-type="float" office:value="14098.8300000001">
            <text:p>14098.8300000001</text:p>
          </table:table-cell>
          <table:table-cell table:formula="of:=[.$I$6] * ([.D15]*LOG([.D15];2))" office:value-type="float" office:value="-22.5330942222499">
            <text:p>-22.5330942222</text:p>
          </table:table-cell>
          <table:table-cell table:formula="of:=[.I15] - [.G15] *-1" office:value-type="float" office:value="2253996.29690578">
            <text:p>2253996.296905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formula="of:=[.D16] * [.D16]" office:value-type="float" office:value="6400000000">
            <text:p>6400000000</text:p>
          </table:table-cell>
          <table:table-cell office:value-type="float" office:value="2559920">
            <text:p>2559920</text:p>
          </table:table-cell>
          <table:table-cell table:formula="of:=[.$I$3] + [.$I$4] * [.D16] + [.$I$5] * [.E16]" office:value-type="float" office:value="2567653.43">
            <text:p>2567653.43</text:p>
          </table:table-cell>
          <table:table-cell table:formula="of:=[.G16]-[.F16]" office:value-type="float" office:value="7733.43000000017">
            <text:p>7733.4300000002</text:p>
          </table:table-cell>
          <table:table-cell table:formula="of:=[.$I$6] * ([.D16]*LOG([.D16];2))" office:value-type="float" office:value="-26.0603398072791">
            <text:p>-26.0603398073</text:p>
          </table:table-cell>
          <table:table-cell table:formula="of:=[.I16] - [.G16] *-1" office:value-type="float" office:value="2567627.36966019">
            <text:p>2567627.369660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table:formula="of:=[.D17] * [.D17]" office:value-type="float" office:value="8100000000">
            <text:p>8100000000</text:p>
          </table:table-cell>
          <table:table-cell office:value-type="float" office:value="2879920">
            <text:p>2879920</text:p>
          </table:table-cell>
          <table:table-cell table:formula="of:=[.$I$3] + [.$I$4] * [.D17] + [.$I$5] * [.E17]" office:value-type="float" office:value="2879014.51">
            <text:p>2879014.51</text:p>
          </table:table-cell>
          <table:table-cell table:formula="of:=[.G17]-[.F17]" office:value-type="float" office:value="-905.489999999758">
            <text:p>-905.4899999998</text:p>
          </table:table-cell>
          <table:table-cell table:formula="of:=[.$I$6] * ([.D17]*LOG([.D17];2))" office:value-type="float" office:value="-29.6237472857852">
            <text:p>-29.6237472858</text:p>
          </table:table-cell>
          <table:table-cell table:formula="of:=[.I17] - [.G17] *-1" office:value-type="float" office:value="2878984.88625271">
            <text:p>2878984.886252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D18] * [.D18]" office:value-type="float" office:value="10000000000">
            <text:p>10000000000</text:p>
          </table:table-cell>
          <table:table-cell office:value-type="float" office:value="3199920">
            <text:p>3199920</text:p>
          </table:table-cell>
          <table:table-cell table:formula="of:=[.$I$3] + [.$I$4] * [.D18] + [.$I$5] * [.E18]" office:value-type="float" office:value="3188102.07">
            <text:p>3188102.07</text:p>
          </table:table-cell>
          <table:table-cell table:formula="of:=[.G18]-[.F18]" office:value-type="float" office:value="-11817.9299999997">
            <text:p>-11817.9299999997</text:p>
          </table:table-cell>
          <table:table-cell table:formula="of:=[.$I$6] * ([.D18]*LOG([.D18];2))" office:value-type="float" office:value="-33.2192809488736">
            <text:p>-33.2192809489</text:p>
          </table:table-cell>
          <table:table-cell table:formula="of:=[.I18] - [.G18] *-1" office:value-type="float" office:value="3188068.85071905">
            <text:p>3188068.8507190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'Select operational'.I38" table:end-x="0.5516in" table:end-y="0.087in" draw:z-index="0" draw:style-name="gr1" draw:text-style-name="P1" svg:width="6.2988in" svg:height="3.5429in" svg:x="0.476in" svg:y="0.1315in">
              <draw:object draw:notify-on-update-of-ranges="'Select operational'.D9:'Select operational'.D18 'Select operational'.F8:'Select operational'.F8 'Select operational'.F9:'Select operational'.F18 'Select operational'.D9:'Select operational'.D18 'Select operational'.G8:'Select operational'.G8 'Select operational'.G9:'Select operational'.G18 'Select operational'.D9:'Select operational'.D18 'Select operational'.I8:'Select operational'.I8 'Select operational'.I9:'Select operational'.I18 'Select operational'.D9:'Select operational'.D18 'Select operational'.J8:'Select operational'.J8 'Select operational'.J9:'Select operational'.J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2">12/12/2023</text:date>, <text:time>19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2-12T18:19:56.12</meta:creation-date>
    <dc:date>2023-12-12T19:47:35.15</dc:date>
    <dc:creator>Eduardo Murillo</dc:creator>
    <meta:editing-duration>PT47M39S</meta:editing-duration>
    <meta:editing-cycles>12</meta:editing-cycles>
    <meta:generator>OpenOffice/4.1.14$Win32 OpenOffice.org_project/4114m1$Build-9811</meta:generator>
    <meta:document-statistic meta:table-count="4" meta:cell-count="4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Merge.D9:Merge.D18 Merge.F8:Merge.G18 Merge.I8:Merge.J18" chart:data-source-has-labels="row" svg:x="0.77cm" svg:y="0.855cm" svg:width="11.738cm" svg:height="7.545cm">
          <chartooo:coordinate-region svg:x="1.391cm" svg:y="1.067cm" svg:width="10.74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.F9:Merge.F18" chart:label-cell-address="Merge.F8:Merge.F8" chart:class="chart:scatter">
            <chart:domain table:cell-range-address="Merge.D9:Merge.D18"/>
            <chart:data-point chart:repeated="10"/>
          </chart:series>
          <chart:series chart:style-name="ch7" chart:values-cell-range-address="Merge.G9:Merge.G18" chart:label-cell-address="Merge.G8:Merge.G8" chart:class="chart:scatter">
            <chart:data-point chart:repeated="10"/>
          </chart:series>
          <chart:series chart:style-name="ch8" chart:values-cell-range-address="Merge.I9:Merge.I18" chart:label-cell-address="Merge.I8:Merge.I8" chart:class="chart:scatter">
            <chart:data-point chart:repeated="10"/>
          </chart:series>
          <chart:series chart:style-name="ch9" chart:values-cell-range-address="Merge.J9:Merge.J18" chart:label-cell-address="Merge.J8:Merge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Merge.F8:Merge.F8</svg:desc>
                </draw:g>
              </table:table-cell>
              <table:table-cell office:value-type="string">
                <text:p>f'(n)</text:p>
                <draw:g>
                  <svg:desc>Merge.G8:Merge.G8</svg:desc>
                </draw:g>
              </table:table-cell>
              <table:table-cell office:value-type="string">
                <text:p>BigO</text:p>
                <draw:g>
                  <svg:desc>Merge.I8:Merge.I8</svg:desc>
                </draw:g>
              </table:table-cell>
              <table:table-cell office:value-type="string">
                <text:p>Difference</text:p>
                <draw:g>
                  <svg:desc>Merge.J8:Merge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erge.D9:Merge.D18</svg:desc>
                </draw:g>
              </table:table-cell>
              <table:table-cell office:value-type="float" office:value="3">
                <text:p>3</text:p>
                <draw:g>
                  <svg:desc>Merge.F9:Merge.F18</svg:desc>
                </draw:g>
              </table:table-cell>
              <table:table-cell office:value-type="float" office:value="2.8363578">
                <text:p>2.8363578</text:p>
                <draw:g>
                  <svg:desc>Merge.G9:Merge.G18</svg:desc>
                </draw:g>
              </table:table-cell>
              <table:table-cell office:value-type="float" office:value="-0.00000056">
                <text:p>-0.00000056</text:p>
                <draw:g>
                  <svg:desc>Merge.I9:Merge.I18</svg:desc>
                </draw:g>
              </table:table-cell>
              <table:table-cell office:value-type="float" office:value="2.83635724">
                <text:p>2.83635724</text:p>
                <draw:g>
                  <svg:desc>Merge.J9:Merge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6.7696912">
                <text:p>6.7696912</text:p>
              </table:table-cell>
              <table:table-cell office:value-type="float" office:value="-0.00000112">
                <text:p>-0.00000112</text:p>
              </table:table-cell>
              <table:table-cell office:value-type="float" office:value="6.76969008">
                <text:p>6.76969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10.5666602">
                <text:p>10.5666602</text:p>
              </table:table-cell>
              <table:table-cell office:value-type="float" office:value="-0.00000168">
                <text:p>-0.00000168</text:p>
              </table:table-cell>
              <table:table-cell office:value-type="float" office:value="10.56665852">
                <text:p>10.56665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  <table:table-cell office:value-type="float" office:value="14.2272648">
                <text:p>14.2272648</text:p>
              </table:table-cell>
              <table:table-cell office:value-type="float" office:value="-0.00000224">
                <text:p>-0.00000224</text:p>
              </table:table-cell>
              <table:table-cell office:value-type="float" office:value="14.22726256">
                <text:p>14.22726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8">
                <text:p>18</text:p>
              </table:table-cell>
              <table:table-cell office:value-type="float" office:value="17.751505">
                <text:p>17.751505</text:p>
              </table:table-cell>
              <table:table-cell office:value-type="float" office:value="-0.0000028">
                <text:p>-0.0000028</text:p>
              </table:table-cell>
              <table:table-cell office:value-type="float" office:value="17.7515022">
                <text:p>17.7515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1">
                <text:p>21</text:p>
              </table:table-cell>
              <table:table-cell office:value-type="float" office:value="21.1393808">
                <text:p>21.1393808</text:p>
              </table:table-cell>
              <table:table-cell office:value-type="float" office:value="-0.00000336">
                <text:p>-0.00000336</text:p>
              </table:table-cell>
              <table:table-cell office:value-type="float" office:value="21.13937744">
                <text:p>21.13937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5">
                <text:p>25</text:p>
              </table:table-cell>
              <table:table-cell office:value-type="float" office:value="24.3908922">
                <text:p>24.3908922</text:p>
              </table:table-cell>
              <table:table-cell office:value-type="float" office:value="-0.00000392">
                <text:p>-0.00000392</text:p>
              </table:table-cell>
              <table:table-cell office:value-type="float" office:value="24.39088828">
                <text:p>24.39088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7">
                <text:p>27</text:p>
              </table:table-cell>
              <table:table-cell office:value-type="float" office:value="27.5060392">
                <text:p>27.5060392</text:p>
              </table:table-cell>
              <table:table-cell office:value-type="float" office:value="-0.00000448">
                <text:p>-0.00000448</text:p>
              </table:table-cell>
              <table:table-cell office:value-type="float" office:value="27.50603472">
                <text:p>27.50603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1">
                <text:p>31</text:p>
              </table:table-cell>
              <table:table-cell office:value-type="float" office:value="30.4848218">
                <text:p>30.4848218</text:p>
              </table:table-cell>
              <table:table-cell office:value-type="float" office:value="-0.00000504">
                <text:p>-0.00000504</text:p>
              </table:table-cell>
              <table:table-cell office:value-type="float" office:value="30.48481676">
                <text:p>30.48481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33.32724">
                <text:p>33.32724</text:p>
              </table:table-cell>
              <table:table-cell office:value-type="float" office:value="-0.0000056">
                <text:p>-0.0000056</text:p>
              </table:table-cell>
              <table:table-cell office:value-type="float" office:value="33.3272344">
                <text:p>33.3272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Select.D9:Select.D18 Select.F8:Select.G18 Select.I8:Select.J18" chart:data-source-has-labels="row" svg:x="0.77cm" svg:y="0.855cm" svg:width="11.738cm" svg:height="7.545cm">
          <chartooo:coordinate-region svg:x="1.497cm" svg:y="1.068cm" svg:width="10.63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lect.F9:Select.F18" chart:label-cell-address="Select.F8:Select.F8" chart:class="chart:scatter">
            <chart:domain table:cell-range-address="Select.D9:Select.D18"/>
            <chart:data-point chart:repeated="10"/>
          </chart:series>
          <chart:series chart:style-name="ch7" chart:values-cell-range-address="Select.G9:Select.G18" chart:label-cell-address="Select.G8:Select.G8" chart:class="chart:scatter">
            <chart:data-point chart:repeated="10"/>
          </chart:series>
          <chart:series chart:style-name="ch8" chart:values-cell-range-address="Select.I9:Select.I18" chart:label-cell-address="Select.I8:Select.I8" chart:class="chart:scatter">
            <chart:data-point chart:repeated="10"/>
          </chart:series>
          <chart:series chart:style-name="ch9" chart:values-cell-range-address="Select.J9:Select.J18" chart:label-cell-address="Select.J8:Select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Select.F8:Select.F8</svg:desc>
                </draw:g>
              </table:table-cell>
              <table:table-cell office:value-type="string">
                <text:p>f'(n)</text:p>
                <draw:g>
                  <svg:desc>Select.G8:Select.G8</svg:desc>
                </draw:g>
              </table:table-cell>
              <table:table-cell office:value-type="string">
                <text:p>BigO</text:p>
                <draw:g>
                  <svg:desc>Select.I8:Select.I8</svg:desc>
                </draw:g>
              </table:table-cell>
              <table:table-cell office:value-type="string">
                <text:p>Difference</text:p>
                <draw:g>
                  <svg:desc>Select.J8:Select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lect.D9:Select.D18</svg:desc>
                </draw:g>
              </table:table-cell>
              <table:table-cell office:value-type="float" office:value="0">
                <text:p>0</text:p>
                <draw:g>
                  <svg:desc>Select.F9:Select.F18</svg:desc>
                </draw:g>
              </table:table-cell>
              <table:table-cell office:value-type="float" office:value="0.15378969394">
                <text:p>0.15378969394</text:p>
                <draw:g>
                  <svg:desc>Select.G9:Select.G18</svg:desc>
                </draw:g>
              </table:table-cell>
              <table:table-cell office:value-type="float" office:value="0.000000132877123795495">
                <text:p>0.000000132877123795495</text:p>
                <draw:g>
                  <svg:desc>Select.I9:Select.I18</svg:desc>
                </draw:g>
              </table:table-cell>
              <table:table-cell office:value-type="float" office:value="0.153789826817124">
                <text:p>0.153789826817124</text:p>
                <draw:g>
                  <svg:desc>Select.J9:Select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2424997576">
                <text:p>0.22424997576</text:p>
              </table:table-cell>
              <table:table-cell office:value-type="float" office:value="0.000000305754247590989">
                <text:p>0.000000305754247590989</text:p>
              </table:table-cell>
              <table:table-cell office:value-type="float" office:value="0.224250281514248">
                <text:p>0.224250281514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29471404546">
                <text:p>0.29471404546</text:p>
              </table:table-cell>
              <table:table-cell office:value-type="float" office:value="0.000000493729121429753">
                <text:p>0.000000493729121429753</text:p>
              </table:table-cell>
              <table:table-cell office:value-type="float" office:value="0.294714539189121">
                <text:p>0.294714539189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.36518190304">
                <text:p>0.36518190304</text:p>
              </table:table-cell>
              <table:table-cell office:value-type="float" office:value="0.000000691508495181978">
                <text:p>0.000000691508495181978</text:p>
              </table:table-cell>
              <table:table-cell office:value-type="float" office:value="0.365182594548495">
                <text:p>0.365182594548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.4356535485">
                <text:p>0.4356535485</text:p>
              </table:table-cell>
              <table:table-cell office:value-type="float" office:value="0.000000896578428466209">
                <text:p>0.000000896578428466209</text:p>
              </table:table-cell>
              <table:table-cell office:value-type="float" office:value="0.435654445078428">
                <text:p>0.435654445078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50612898184">
                <text:p>0.50612898184</text:p>
              </table:table-cell>
              <table:table-cell office:value-type="float" office:value="0.00000110745824285951">
                <text:p>0.00000110745824285951</text:p>
              </table:table-cell>
              <table:table-cell office:value-type="float" office:value="0.506130089298243">
                <text:p>0.506130089298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.57660820306">
                <text:p>0.57660820306</text:p>
              </table:table-cell>
              <table:table-cell office:value-type="float" office:value="0.00000132316955565653">
                <text:p>0.00000132316955565653</text:p>
              </table:table-cell>
              <table:table-cell office:value-type="float" office:value="0.576609526229556">
                <text:p>0.576609526229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  <table:table-cell office:value-type="float" office:value="0.64709121216">
                <text:p>0.64709121216</text:p>
              </table:table-cell>
              <table:table-cell office:value-type="float" office:value="0.00000154301699036396">
                <text:p>0.00000154301699036396</text:p>
              </table:table-cell>
              <table:table-cell office:value-type="float" office:value="0.647092755176991">
                <text:p>0.647092755176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0.71757800914">
                <text:p>0.71757800914</text:p>
              </table:table-cell>
              <table:table-cell office:value-type="float" office:value="0.00000176648061441907">
                <text:p>0.00000176648061441907</text:p>
              </table:table-cell>
              <table:table-cell office:value-type="float" office:value="0.717579775620614">
                <text:p>0.717579775620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0.788068594">
                <text:p>0.788068594</text:p>
              </table:table-cell>
              <table:table-cell office:value-type="float" office:value="0.00000199315685693242">
                <text:p>0.00000199315685693242</text:p>
              </table:table-cell>
              <table:table-cell office:value-type="float" office:value="0.788070587156857">
                <text:p>0.788070587156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'Merge operatioal'.D9:'Merge operatioal'.D18 'Merge operatioal'.F8:'Merge operatioal'.G18 'Merge operatioal'.I8:'Merge operatioal'.J18" chart:data-source-has-labels="row" svg:x="0.77cm" svg:y="0.855cm" svg:width="11.738cm" svg:height="7.545cm">
          <chartooo:coordinate-region svg:x="2.423cm" svg:y="1.068cm" svg:width="9.528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 operatioal'.F9:'Merge operatioal'.F18" chart:label-cell-address="'Merge operatioal'.F8:'Merge operatioal'.F8" chart:class="chart:scatter">
            <chart:domain table:cell-range-address="'Merge operatioal'.D9:'Merge operatioal'.D18"/>
            <chart:data-point chart:repeated="10"/>
          </chart:series>
          <chart:series chart:style-name="ch7" chart:values-cell-range-address="'Merge operatioal'.G9:'Merge operatioal'.G18" chart:label-cell-address="'Merge operatioal'.G8:'Merge operatioal'.G8" chart:class="chart:scatter">
            <chart:data-point chart:repeated="10"/>
          </chart:series>
          <chart:series chart:style-name="ch8" chart:values-cell-range-address="'Merge operatioal'.I9:'Merge operatioal'.I18" chart:label-cell-address="'Merge operatioal'.I8:'Merge operatioal'.I8" chart:class="chart:scatter">
            <chart:data-point chart:repeated="10"/>
          </chart:series>
          <chart:series chart:style-name="ch9" chart:values-cell-range-address="'Merge operatioal'.J9:'Merge operatioal'.J18" chart:label-cell-address="'Merge operatioal'.J8:'Merge operatioal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Merge operatioal'.F8:'Merge operatioal'.F8</svg:desc>
                </draw:g>
              </table:table-cell>
              <table:table-cell office:value-type="string">
                <text:p>f'(n)</text:p>
                <draw:g>
                  <svg:desc>'Merge operatioal'.G8:'Merge operatioal'.G8</svg:desc>
                </draw:g>
              </table:table-cell>
              <table:table-cell office:value-type="string">
                <text:p>BigO</text:p>
                <draw:g>
                  <svg:desc>'Merge operatioal'.I8:'Merge operatioal'.I8</svg:desc>
                </draw:g>
              </table:table-cell>
              <table:table-cell office:value-type="string">
                <text:p>Difference</text:p>
                <draw:g>
                  <svg:desc>'Merge operatioal'.J8:'Merge operatioal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Merge operatioal'.D9:'Merge operatioal'.D18</svg:desc>
                </draw:g>
              </table:table-cell>
              <table:table-cell office:value-type="float" office:value="459954">
                <text:p>459954</text:p>
                <draw:g>
                  <svg:desc>'Merge operatioal'.F9:'Merge operatioal'.F18</svg:desc>
                </draw:g>
              </table:table-cell>
              <table:table-cell office:value-type="float" office:value="459953.669537">
                <text:p>459953.669537</text:p>
                <draw:g>
                  <svg:desc>'Merge operatioal'.G9:'Merge operatioal'.G18</svg:desc>
                </draw:g>
              </table:table-cell>
              <table:table-cell office:value-type="float" office:value="-0.000016">
                <text:p>-0.000016</text:p>
                <draw:g>
                  <svg:desc>'Merge operatioal'.I9:'Merge operatioal'.I18</svg:desc>
                </draw:g>
              </table:table-cell>
              <table:table-cell office:value-type="float" office:value="459953.669521">
                <text:p>459953.669521</text:p>
                <draw:g>
                  <svg:desc>'Merge operatioal'.J9:'Merge operatioal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919954">
                <text:p>919954</text:p>
              </table:table-cell>
              <table:table-cell office:value-type="float" office:value="919953.631548">
                <text:p>919953.631548</text:p>
              </table:table-cell>
              <table:table-cell office:value-type="float" office:value="-0.000032">
                <text:p>-0.000032</text:p>
              </table:table-cell>
              <table:table-cell office:value-type="float" office:value="919953.631516">
                <text:p>919953.631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379954">
                <text:p>1379954</text:p>
              </table:table-cell>
              <table:table-cell office:value-type="float" office:value="1379953.568233">
                <text:p>1379953.568233</text:p>
              </table:table-cell>
              <table:table-cell office:value-type="float" office:value="-0.000048">
                <text:p>-0.000048</text:p>
              </table:table-cell>
              <table:table-cell office:value-type="float" office:value="1379953.568185">
                <text:p>1379953.568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839954">
                <text:p>1839954</text:p>
              </table:table-cell>
              <table:table-cell office:value-type="float" office:value="1839953.479592">
                <text:p>1839953.479592</text:p>
              </table:table-cell>
              <table:table-cell office:value-type="float" office:value="-0.000064">
                <text:p>-0.000064</text:p>
              </table:table-cell>
              <table:table-cell office:value-type="float" office:value="1839953.479528">
                <text:p>1839953.479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299954">
                <text:p>2299954</text:p>
              </table:table-cell>
              <table:table-cell office:value-type="float" office:value="2299953.365625">
                <text:p>2299953.365625</text:p>
              </table:table-cell>
              <table:table-cell office:value-type="float" office:value="-0.00008">
                <text:p>-0.00008</text:p>
              </table:table-cell>
              <table:table-cell office:value-type="float" office:value="2299953.365545">
                <text:p>2299953.365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2759954">
                <text:p>2759954</text:p>
              </table:table-cell>
              <table:table-cell office:value-type="float" office:value="2759953.226332">
                <text:p>2759953.226332</text:p>
              </table:table-cell>
              <table:table-cell office:value-type="float" office:value="-0.000096">
                <text:p>-0.000096</text:p>
              </table:table-cell>
              <table:table-cell office:value-type="float" office:value="2759953.226236">
                <text:p>2759953.226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3219954">
                <text:p>3219954</text:p>
              </table:table-cell>
              <table:table-cell office:value-type="float" office:value="3219953.061713">
                <text:p>3219953.061713</text:p>
              </table:table-cell>
              <table:table-cell office:value-type="float" office:value="-0.000112">
                <text:p>-0.000112</text:p>
              </table:table-cell>
              <table:table-cell office:value-type="float" office:value="3219953.061601">
                <text:p>3219953.061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3679954">
                <text:p>3679954</text:p>
              </table:table-cell>
              <table:table-cell office:value-type="float" office:value="3679952.871768">
                <text:p>3679952.871768</text:p>
              </table:table-cell>
              <table:table-cell office:value-type="float" office:value="-0.000128">
                <text:p>-0.000128</text:p>
              </table:table-cell>
              <table:table-cell office:value-type="float" office:value="3679952.87164">
                <text:p>3679952.87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4139954">
                <text:p>4139954</text:p>
              </table:table-cell>
              <table:table-cell office:value-type="float" office:value="4139952.656497">
                <text:p>4139952.656497</text:p>
              </table:table-cell>
              <table:table-cell office:value-type="float" office:value="-0.000144">
                <text:p>-0.000144</text:p>
              </table:table-cell>
              <table:table-cell office:value-type="float" office:value="4139952.656353">
                <text:p>4139952.656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599954">
                <text:p>4599954</text:p>
              </table:table-cell>
              <table:table-cell office:value-type="float" office:value="4599952.4159">
                <text:p>4599952.4159</text:p>
              </table:table-cell>
              <table:table-cell office:value-type="float" office:value="-0.00016">
                <text:p>-0.00016</text:p>
              </table:table-cell>
              <table:table-cell office:value-type="float" office:value="4599952.41574">
                <text:p>4599952.41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'Select operational'.D9:'Select operational'.D18 'Select operational'.F8:'Select operational'.G18 'Select operational'.I8:'Select operational'.J18" chart:data-source-has-labels="row" svg:x="0.77cm" svg:y="0.855cm" svg:width="11.738cm" svg:height="7.545cm">
          <chartooo:coordinate-region svg:x="2.317cm" svg:y="1.067cm" svg:width="9.63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lect operational'.F9:'Select operational'.F18" chart:label-cell-address="'Select operational'.F8:'Select operational'.F8" chart:class="chart:scatter">
            <chart:domain table:cell-range-address="'Select operational'.D9:'Select operational'.D18"/>
            <chart:data-point chart:repeated="10"/>
          </chart:series>
          <chart:series chart:style-name="ch7" chart:values-cell-range-address="'Select operational'.G9:'Select operational'.G18" chart:label-cell-address="'Select operational'.G8:'Select operational'.G8" chart:class="chart:scatter">
            <chart:data-point chart:repeated="10"/>
          </chart:series>
          <chart:series chart:style-name="ch8" chart:values-cell-range-address="'Select operational'.I9:'Select operational'.I18" chart:label-cell-address="'Select operational'.I8:'Select operational'.I8" chart:class="chart:scatter">
            <chart:data-point chart:repeated="10"/>
          </chart:series>
          <chart:series chart:style-name="ch9" chart:values-cell-range-address="'Select operational'.J9:'Select operational'.J18" chart:label-cell-address="'Select operational'.J8:'Select operational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Select operational'.F8:'Select operational'.F8</svg:desc>
                </draw:g>
              </table:table-cell>
              <table:table-cell office:value-type="string">
                <text:p>f'(n)</text:p>
                <draw:g>
                  <svg:desc>'Select operational'.G8:'Select operational'.G8</svg:desc>
                </draw:g>
              </table:table-cell>
              <table:table-cell office:value-type="string">
                <text:p>BigO</text:p>
                <draw:g>
                  <svg:desc>'Select operational'.I8:'Select operational'.I8</svg:desc>
                </draw:g>
              </table:table-cell>
              <table:table-cell office:value-type="string">
                <text:p>Difference</text:p>
                <draw:g>
                  <svg:desc>'Select operational'.J8:'Select operational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Select operational'.D9:'Select operational'.D18</svg:desc>
                </draw:g>
              </table:table-cell>
              <table:table-cell office:value-type="float" office:value="319920">
                <text:p>319920</text:p>
                <draw:g>
                  <svg:desc>'Select operational'.F9:'Select operational'.F18</svg:desc>
                </draw:g>
              </table:table-cell>
              <table:table-cell office:value-type="float" office:value="324467.31">
                <text:p>324467.31</text:p>
                <draw:g>
                  <svg:desc>'Select operational'.G9:'Select operational'.G18</svg:desc>
                </draw:g>
              </table:table-cell>
              <table:table-cell office:value-type="float" office:value="-2.65754247590989">
                <text:p>-2.65754247590989</text:p>
                <draw:g>
                  <svg:desc>'Select operational'.I9:'Select operational'.I18</svg:desc>
                </draw:g>
              </table:table-cell>
              <table:table-cell office:value-type="float" office:value="324464.652457524">
                <text:p>324464.652457524</text:p>
                <draw:g>
                  <svg:desc>'Select operational'.J9:'Select operational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639920">
                <text:p>639920</text:p>
              </table:table-cell>
              <table:table-cell office:value-type="float" office:value="651743.03">
                <text:p>651743.03</text:p>
              </table:table-cell>
              <table:table-cell office:value-type="float" office:value="-5.71508495181978">
                <text:p>-5.71508495181978</text:p>
              </table:table-cell>
              <table:table-cell office:value-type="float" office:value="651737.314915048">
                <text:p>651737.314915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959920">
                <text:p>959920</text:p>
              </table:table-cell>
              <table:table-cell office:value-type="float" office:value="976745.23">
                <text:p>976745.23</text:p>
              </table:table-cell>
              <table:table-cell office:value-type="float" office:value="-8.92360492816236">
                <text:p>-8.92360492816236</text:p>
              </table:table-cell>
              <table:table-cell office:value-type="float" office:value="976736.306395072">
                <text:p>976736.306395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379954">
                <text:p>1379954</text:p>
              </table:table-cell>
              <table:table-cell office:value-type="float" office:value="1299473.91">
                <text:p>1299473.91</text:p>
              </table:table-cell>
              <table:table-cell office:value-type="float" office:value="-12.2301699036396">
                <text:p>-12.2301699036396</text:p>
              </table:table-cell>
              <table:table-cell office:value-type="float" office:value="1299461.6798301">
                <text:p>1299461.6798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599920">
                <text:p>1599920</text:p>
              </table:table-cell>
              <table:table-cell office:value-type="float" office:value="1619929.07">
                <text:p>1619929.07</text:p>
              </table:table-cell>
              <table:table-cell office:value-type="float" office:value="-15.6096404744368">
                <text:p>-15.6096404744368</text:p>
              </table:table-cell>
              <table:table-cell office:value-type="float" office:value="1619913.46035953">
                <text:p>1619913.46035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919920">
                <text:p>1919920</text:p>
              </table:table-cell>
              <table:table-cell office:value-type="float" office:value="1938110.71">
                <text:p>1938110.71</text:p>
              </table:table-cell>
              <table:table-cell office:value-type="float" office:value="-19.0472098563247">
                <text:p>-19.0472098563247</text:p>
              </table:table-cell>
              <table:table-cell office:value-type="float" office:value="1938091.66279014">
                <text:p>1938091.66279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239920">
                <text:p>2239920</text:p>
              </table:table-cell>
              <table:table-cell office:value-type="float" office:value="2254018.83">
                <text:p>2254018.83</text:p>
              </table:table-cell>
              <table:table-cell office:value-type="float" office:value="-22.5330942222499">
                <text:p>-22.5330942222499</text:p>
              </table:table-cell>
              <table:table-cell office:value-type="float" office:value="2253996.29690578">
                <text:p>2253996.29690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2559920">
                <text:p>2559920</text:p>
              </table:table-cell>
              <table:table-cell office:value-type="float" office:value="2567653.43">
                <text:p>2567653.43</text:p>
              </table:table-cell>
              <table:table-cell office:value-type="float" office:value="-26.0603398072791">
                <text:p>-26.0603398072791</text:p>
              </table:table-cell>
              <table:table-cell office:value-type="float" office:value="2567627.36966019">
                <text:p>2567627.369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2879920">
                <text:p>2879920</text:p>
              </table:table-cell>
              <table:table-cell office:value-type="float" office:value="2879014.51">
                <text:p>2879014.51</text:p>
              </table:table-cell>
              <table:table-cell office:value-type="float" office:value="-29.6237472857852">
                <text:p>-29.6237472857852</text:p>
              </table:table-cell>
              <table:table-cell office:value-type="float" office:value="2878984.88625271">
                <text:p>2878984.88625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199920">
                <text:p>3199920</text:p>
              </table:table-cell>
              <table:table-cell office:value-type="float" office:value="3188102.07">
                <text:p>3188102.07</text:p>
              </table:table-cell>
              <table:table-cell office:value-type="float" office:value="-33.2192809488736">
                <text:p>-33.2192809488736</text:p>
              </table:table-cell>
              <table:table-cell office:value-type="float" office:value="3188068.85071905">
                <text:p>3188068.85071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